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80008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レンダリング名</text:p>
          </table:table-cell>
          <table:table-cell office:value-type="string" calcext:value-type="string">
            <text:p>シーケンスチェック</text:p>
          </table:table-cell>
          <table:table-cell office:value-type="string" calcext:value-type="string">
            <text:p>モーションチェック</text:p>
          </table:table-cell>
          <table:table-cell office:value-type="string" calcext:value-type="string">
            <text:p>AEタッチチェック</text:p>
          </table:table-cell>
          <table:table-cell office:value-type="string" calcext:value-type="string">
            <text:p>ＡＥ完了チェック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04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4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4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A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5-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wolf_chara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A_wolf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B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5-B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B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B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C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5-C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C_wolf_chara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C_wolf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D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5-D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wolf_chara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D_wolf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E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5-E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E_wolf_chara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E_wolf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5-F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5-F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wolf_chara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wolf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5-F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6-A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6-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A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6-B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6-B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6-B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7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7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7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8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8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8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09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9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9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09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0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10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0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1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11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1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3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13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3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14.aep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✓</text:p>
          </table:table-cell>
          <table:table-cell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14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14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7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27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7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7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28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8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2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29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9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29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0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0-1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1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2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dr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3robo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0-4chara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.aep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1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.aep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2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A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3-A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A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A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B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3-B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B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3-C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3-C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3-C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4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4_BG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4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5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5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5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5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6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6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liz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liz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ni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robo&amp;juna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6_robo&amp;juna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7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7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7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8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8_nick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8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t03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9_BG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nick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dragon_chara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t039_dragon_Pencil+4 line_.tga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ick_Pencil_c0</text:p>
            <text:p>liza_Pencil_c0</text:p>
            <text:p>nina_Pencil_c0</text:p>
            <text:p>robo&amp;juna_Pencil_c0</text:p>
            <text:p>dragon_Pencil_c0</text:p>
          </table:table-cell>
          <table:table-cell table:number-columns-repeated="1023"/>
        </table:table-row>
        <table:table-row table:style-name="ro1" table:number-rows-repeated="10483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00/00/00</text:date>, <text:time style:data-style-name="N2" text:time-value="15:23:36.81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3:17:33.848000000</meta:creation-date>
    <dc:date>2020-02-13T20:23:46.488000000</dc:date>
    <meta:editing-duration>PT31M54S</meta:editing-duration>
    <meta:editing-cycles>3</meta:editing-cycles>
    <meta:generator>LibreOffice/6.2.2.2$Windows_X86_64 LibreOffice_project/2b840030fec2aae0fd2658d8d4f9548af4e3518d</meta:generator>
    <meta:document-statistic meta:table-count="1" meta:cell-count="754" meta:object-count="0"/>
  </office:meta>
</office:document-meta>
</file>